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C8000000287F1F35B2C5D026D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  <style:text-properties officeooo:rsid="000b5c6b" officeooo:paragraph-rsid="000b5c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0.0598in" svg:y="0.25in" svg:width="2.1008in" svg:height="0.328in" draw:z-index="0"><draw:image xlink:href="Pictures/10000001000000C8000000287F1F35B2C5D026DB.png" xlink:type="simple" xlink:show="embed" xlink:actuate="onLoad" draw:mime-type="image/png"/><svg:title>Easter egg :)</svg:title></draw:frame>Figure 12.15.12: My fake capt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20:33:52.592833587</meta:creation-date>
    <dc:date>2022-10-27T21:02:04.212675943</dc:date>
    <meta:editing-duration>PT28M12S</meta:editing-duration>
    <meta:editing-cycles>2</meta:editing-cycles>
    <meta:generator>LibreOfficeDev/7.5.0.0.alpha0$Linux_X86_64 LibreOffice_project/83a1dbe41e6f5523b14eec42279fbbd6b06796dc</meta:generator>
    <dc:title>My title :)</dc:title>
    <meta:document-statistic meta:table-count="0" meta:image-count="1" meta:object-count="0" meta:page-count="1" meta:paragraph-count="1" meta:word-count="5" meta:character-count="32" meta:non-whitespace-character-count="28"/>
  </office:meta>
</office:document-meta>
</file>